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C20000015578D31419E78908D0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62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6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6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6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6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7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7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7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7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7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8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8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8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8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84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5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286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87" style:family="paragraph" style:parent-style-name="Standard" style:list-style-name="L12">
      <style:text-properties officeooo:rsid="009a9ddc" officeooo:paragraph-rsid="009a9ddc"/>
    </style:style>
    <style:style style:name="P288" style:family="paragraph" style:parent-style-name="Standard" style:list-style-name="L18">
      <style:text-properties officeooo:paragraph-rsid="00ba59c5"/>
    </style:style>
    <style:style style:name="P289" style:family="paragraph" style:parent-style-name="Standard">
      <style:text-properties officeooo:paragraph-rsid="018df001"/>
    </style:style>
    <style:style style:name="P290" style:family="paragraph" style:parent-style-name="Standard">
      <style:text-properties officeooo:rsid="01930f3f" officeooo:paragraph-rsid="01930f3f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9cb9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6">event handler – <text:span text:style-name="T2">manages the user actions</text:span></text:p>
        </text:list-item>
        <text:list-item>
          <text:p text:style-name="P267">React library – defines what a component is and how they work together</text:p>
        </text:list-item>
        <text:list-item>
          <text:p text:style-name="P267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68">Component nesting – <text:span text:style-name="T2">component within anther component</text:span></text:p>
        </text:list-item>
        <text:list-item>
          <text:p text:style-name="P268">component reuseability – <text:span text:style-name="T2">reusable code</text:span></text:p>
        </text:list-item>
        <text:list-item>
          <text:p text:style-name="P268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69">onClick – <text:span text:style-name="T2">user clicks something</text:span></text:p>
        </text:list-item>
        <text:list-item>
          <text:p text:style-name="P269">onChange – <text:span text:style-name="T2">user changes text in an input</text:span></text:p>
        </text:list-item>
        <text:list-item>
          <text:p text:style-name="P269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70">Use the bind method</text:p>
          <text:p text:style-name="P287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71">use an arrow function </text:p>
        </text:list-item>
        <text:list-item>
          <text:p text:style-name="P272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73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3740212788580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88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74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5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5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5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5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5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6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7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78">ACTION CREATORS CAN RETURN ACTION OBJECTS </text:p>
          <text:list>
            <text:list-item>
              <text:p text:style-name="P278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9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80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80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80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80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81">adding a property in an object</text:p>
          <text:list>
            <text:list-item>
              <text:p text:style-name="P281"><text:span text:style-name="T9">{ … state, age : 30}</text:span> </text:p>
            </text:list-item>
          </text:list>
        </text:list-item>
        <text:list-item>
          <text:p text:style-name="P280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8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83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84"><text:span text:style-name="T2">get a reference </text:span><text:span text:style-name="T11">to</text:span><text:span text:style-name="T2"> auth object </text:span></text:p>
          <text:list>
            <text:list-item>
              <text:p text:style-name="P284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89"/>
      <text:p text:style-name="P290">Redux Architecture</text:p>
      <text:p text:style-name="P290"><draw:frame draw:style-name="fr2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1"/>
      <text:p text:style-name="P285">Redux form to debug redux store </text:p>
      <text:list xml:id="list3007868708" text:style-name="L41">
        <text:list-item>
          <text:p text:style-name="P261">Install the extension to look at the redux store</text:p>
          <text:list>
            <text:list-item>
              <text:p text:style-name="P261">https://github.com/zalmoxisus/redux-devtools-extension</text:p>
            </text:list-item>
          </text:list>
        </text:list-item>
        <text:list-item>
          <text:p text:style-name="P261"><text:span text:style-name="T59">Add extension from Chrome Dev Store</text:span> </text:p>
        </text:list-item>
        <text:list-item>
          <text:p text:style-name="P262"><text:span text:style-name="T60">Add in this code </text:span></text:p>
        </text:list-item>
      </text:list>
      <text:p text:style-name="P264">//all in root index.js directory</text:p>
      <text:p text:style-name="P264"/>
      <text:p text:style-name="P264">import {createStore, applyMiddleware, compose} from 'redux';</text:p>
      <text:p text:style-name="P264"/>
      <text:p text:style-name="P263">const composeEnhancers= window.__REDUX_DEVTOOLS_EXTENSION_COMPOSE__ || compose;</text:p>
      <text:p text:style-name="P263"/>
      <text:p text:style-name="P263">const store = createStore(</text:p>
      <text:p text:style-name="P263"><text:s text:c="2"/>reducers,</text:p>
      <text:p text:style-name="P263"><text:s text:c="2"/>composeEnhancers(applyMiddleware())</text:p>
      <text:p text:style-name="P263">);</text:p>
      <text:list xml:id="list3739948805437" text:continue-numbering="true" text:style-name="L41">
        <text:list-header>
          <text:p text:style-name="P262"/>
        </text:list-header>
        <text:list-item>
          <text:p text:style-name="P265">localhost:3000?debug_session=asdasd</text:p>
        </text:list-item>
        <text:list-item>
          <text:p text:style-name="P286">This allows you to save redux state data during refreshes.</text:p>
        </text:list-item>
      </text:list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0:37:04.072055328</dc:date>
    <meta:editing-duration>P2DT5H21M52S</meta:editing-duration>
    <meta:editing-cycles>316</meta:editing-cycles>
    <meta:generator>LibreOffice/6.0.7.3$Linux_X86_64 LibreOffice_project/00m0$Build-3</meta:generator>
    <meta:document-statistic meta:table-count="0" meta:image-count="15" meta:object-count="0" meta:page-count="19" meta:paragraph-count="478" meta:word-count="2863" meta:character-count="17247" meta:non-whitespace-character-count="14709"/>
  </office:meta>
</office:document-meta>
</file>